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="Arrowheads_20_1" draw:marker-start-width="0.237cm" draw:marker-end="Arrowheads_20_1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draw:stroke="solid" svg:stroke-width="0.025cm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marker-start="" draw:marker-start-width="0.237cm" draw:marker-end="" draw:marker-end-width="0.237cm" draw:fill="solid" draw:fill-color="#99cc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solid" svg:stroke-width="0.025cm" draw:marker-start="" draw:marker-start-width="0.237cm" draw:marker-end="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draw:stroke="dash" draw:stroke-dash="Ultrafine_20_Dashed" svg:stroke-width="0.025cm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99ccff" draw:opacity="25%" draw:textarea-horizontal-align="justify" draw:textarea-vertical-align="middle" draw:auto-grow-height="false" fo:padding-top="0.137cm" fo:padding-bottom="0.137cm" fo:padding-left="0.262cm" fo:padding-right="0.262cm" draw:shadow-opacity="25%"/>
    </style:style>
    <style:style style:name="gr7" style:family="graphic" style:parent-style-name="standard">
      <style:graphic-properties svg:stroke-width="0.025cm" svg:stroke-color="#800000" draw:fill="solid" draw:fill-color="#800000" draw:opacity="25%" draw:textarea-vertical-align="middle" fo:padding-top="0.137cm" fo:padding-bottom="0.137cm" fo:padding-left="0.262cm" fo:padding-right="0.262cm" draw:shadow-opacity="25%"/>
    </style:style>
    <style:style style:name="gr8" style:family="graphic" style:parent-style-name="standard">
      <style:graphic-properties svg:stroke-width="0.025cm" svg:stroke-color="#000080" draw:marker-start="" draw:marker-start-width="0.161cm" draw:marker-end="Arrow" draw:marker-end-width="0.161cm" draw:fill="solid" draw:fill-color="#99ccff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80" draw:marker-start="Arrow" draw:marker-start-width="0.161cm" draw:marker-end="" draw:marker-end-width="0.161cm" draw:fill="solid" draw:fill-color="#99ccff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line draw:style-name="gr1" draw:text-style-name="P1" draw:layer="layout" svg:x1="2.413cm" svg:y1="1.524cm" svg:x2="2.413cm" svg:y2="5.969cm">
          <text:p/>
        </draw:line>
        <draw:line draw:style-name="gr2" draw:text-style-name="P1" draw:layer="layout" svg:x1="0.762cm" svg:y1="1.651cm" svg:x2="4.064cm" svg:y2="1.651cm">
          <text:p/>
        </draw:line>
        <draw:line draw:style-name="gr2" draw:text-style-name="P1" draw:layer="layout" svg:x1="0.762cm" svg:y1="5.842cm" svg:x2="4.064cm" svg:y2="5.842cm">
          <text:p/>
        </draw:line>
        <draw:line draw:style-name="gr2" draw:text-style-name="P1" draw:layer="layout" svg:x1="3.81cm" svg:y1="0.127cm" svg:x2="0.508cm" svg:y2="3.683cm">
          <text:p/>
        </draw:line>
        <draw:line draw:style-name="gr2" draw:text-style-name="P1" draw:layer="layout" svg:x1="3.937cm" svg:y1="4.191cm" svg:x2="0.762cm" svg:y2="7.747cm">
          <text:p/>
        </draw:line>
        <draw:custom-shape draw:style-name="gr3" draw:text-style-name="P1" draw:layer="layout" svg:width="0.381cm" svg:height="0.381cm" svg:x="2.222cm" svg:y="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69cm" svg:height="0.381cm" svg:x="1.152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2.727cm" svg:y="5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.715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3.302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71cm" svg:y1="1.524cm" svg:x2="9.271cm" svg:y2="5.969cm">
          <text:p/>
        </draw:line>
        <draw:line draw:style-name="gr2" draw:text-style-name="P1" draw:layer="layout" svg:x1="7.62cm" svg:y1="1.651cm" svg:x2="10.922cm" svg:y2="1.651cm">
          <text:p/>
        </draw:line>
        <draw:line draw:style-name="gr2" draw:text-style-name="P1" draw:layer="layout" svg:x1="7.62cm" svg:y1="5.842cm" svg:x2="10.922cm" svg:y2="5.842cm">
          <text:p/>
        </draw:line>
        <draw:line draw:style-name="gr2" draw:text-style-name="P1" draw:layer="layout" svg:x1="10.668cm" svg:y1="0.127cm" svg:x2="7.366cm" svg:y2="3.683cm">
          <text:p/>
        </draw:line>
        <draw:line draw:style-name="gr2" draw:text-style-name="P1" draw:layer="layout" svg:x1="10.795cm" svg:y1="4.191cm" svg:x2="7.62cm" svg:y2="7.747cm">
          <text:p/>
        </draw:line>
        <draw:custom-shape draw:style-name="gr3" draw:text-style-name="P1" draw:layer="layout" svg:width="0.381cm" svg:height="0.381cm" svg:x="9.08cm" svg:y="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7.99cm" svg:y="6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9.066cm" svg:y="5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9.066cm" svg:y="5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0.16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985cm" svg:y1="6.604cm" svg:x2="10.414cm" svg:y2="6.604cm">
          <text:p/>
        </draw:line>
        <draw:line draw:style-name="gr5" draw:text-style-name="P1" draw:layer="layout" svg:x1="8.128cm" svg:y1="5.08cm" svg:x2="11.557cm" svg:y2="5.08cm">
          <text:p/>
        </draw:line>
        <draw:line draw:style-name="gr5" draw:text-style-name="P1" draw:layer="layout" svg:x1="6.985cm" svg:y1="6.604cm" svg:x2="10.414cm" svg:y2="6.604cm">
          <text:p/>
        </draw:line>
        <draw:line draw:style-name="gr5" draw:text-style-name="P1" draw:layer="layout" svg:x1="8.128cm" svg:y1="5.08cm" svg:x2="11.557cm" svg:y2="5.08cm">
          <text:p/>
        </draw:line>
        <draw:line draw:style-name="gr5" draw:text-style-name="P1" draw:layer="layout" svg:x1="0.127cm" svg:y1="6.604cm" svg:x2="3.556cm" svg:y2="6.604cm">
          <text:p/>
        </draw:line>
        <draw:line draw:style-name="gr5" draw:text-style-name="P1" draw:layer="layout" svg:x1="1.27cm" svg:y1="5.08cm" svg:x2="4.699cm" svg:y2="5.08cm">
          <text:p/>
        </draw:line>
        <draw:line draw:style-name="gr5" draw:text-style-name="P1" draw:layer="layout" svg:x1="2.032cm" svg:y1="5.08cm" svg:x2="0.889cm" svg:y2="6.604cm">
          <text:p/>
        </draw:line>
        <draw:line draw:style-name="gr5" draw:text-style-name="P1" draw:layer="layout" svg:x1="3.937cm" svg:y1="5.08cm" svg:x2="2.794cm" svg:y2="6.604cm">
          <text:p/>
        </draw:line>
        <draw:line draw:style-name="gr5" draw:text-style-name="P1" draw:layer="layout" svg:x1="8.89cm" svg:y1="5.08cm" svg:x2="7.747cm" svg:y2="6.604cm">
          <text:p/>
        </draw:line>
        <draw:line draw:style-name="gr5" draw:text-style-name="P1" draw:layer="layout" svg:x1="10.922cm" svg:y1="5.08cm" svg:x2="9.779cm" svg:y2="6.604cm">
          <text:p/>
        </draw:line>
        <draw:custom-shape draw:style-name="gr6" draw:text-style-name="P1" draw:layer="layout" svg:width="1.905cm" svg:height="1.905cm" svg:x="4.826cm" svg:y="3.175cm">
          <text:p/>
          <draw:enhanced-geometry svg:viewBox="0 0 21600 21600" draw:text-areas="0 ?f0 ?f5 ?f2" draw:type="right-arrow" draw:modifiers="9768.73032528856 5790.97586568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7" draw:text-style-name="P1" draw:layer="layout" svg:width="1.079cm" svg:height="2.793cm" svg:x="2.413cm" svg:y="3.048cm" svg:viewBox="0 0 1080 2794" draw:points="0,0 1080,1610 508,2794">
          <text:p/>
        </draw:polygon>
        <draw:polygon draw:style-name="gr7" draw:text-style-name="P1" draw:layer="layout" svg:width="1.587cm" svg:height="2.793cm" svg:x="1.905cm" svg:y="3.048cm" svg:viewBox="0 0 1588 2794" draw:points="508,0 1588,1610 0,2794">
          <text:p/>
        </draw:polygon>
        <draw:polygon draw:style-name="gr7" draw:text-style-name="P1" draw:layer="layout" svg:width="1.089cm" svg:height="4.063cm" svg:x="1.323cm" svg:y="3.048cm" svg:viewBox="0 0 1090 4064" draw:points="1090,0 0,4064 582,2794">
          <text:p/>
        </draw:polygon>
        <draw:polygon draw:style-name="gr7" draw:text-style-name="P1" draw:layer="layout" svg:width="1.597cm" svg:height="4.063cm" svg:x="1.323cm" svg:y="3.048cm" svg:viewBox="0 0 1598 4064" draw:points="1090,0 0,4064 1598,2794">
          <text:p/>
        </draw:polygon>
        <draw:polygon draw:style-name="gr7" draw:text-style-name="P1" draw:layer="layout" svg:width="1.079cm" svg:height="2.793cm" svg:x="2.413cm" svg:y="3.048cm" svg:viewBox="0 0 1080 2794" draw:points="0,0 1080,1610 508,2794">
          <text:p/>
        </draw:polygon>
        <draw:polygon draw:style-name="gr7" draw:text-style-name="P1" draw:layer="layout" svg:width="1.587cm" svg:height="2.793cm" svg:x="1.905cm" svg:y="3.048cm" svg:viewBox="0 0 1588 2794" draw:points="508,0 1588,1610 0,2794">
          <text:p/>
        </draw:polygon>
        <draw:polygon draw:style-name="gr7" draw:text-style-name="P1" draw:layer="layout" svg:width="1.094cm" svg:height="2.793cm" svg:x="9.271cm" svg:y="3.048cm" svg:viewBox="0 0 1095 2794" draw:points="15,0 1095,1610 0,2794">
          <text:p/>
        </draw:polygon>
        <draw:polygon draw:style-name="gr7" draw:text-style-name="P1" draw:layer="layout" svg:width="1.094cm" svg:height="2.793cm" svg:x="9.271cm" svg:y="3.048cm" svg:viewBox="0 0 1095 2794" draw:points="15,0 1095,1610 0,2794">
          <text:p/>
        </draw:polygon>
        <draw:polygon draw:style-name="gr7" draw:text-style-name="P1" draw:layer="layout" svg:width="1.134cm" svg:height="4.118cm" svg:x="8.152cm" svg:y="3.048cm" svg:viewBox="0 0 1135 4119" draw:points="1135,0 0,4119 1120,2794">
          <text:p/>
        </draw:polygon>
        <draw:polygon draw:style-name="gr7" draw:text-style-name="P1" draw:layer="layout" svg:width="1.134cm" svg:height="4.118cm" svg:x="8.152cm" svg:y="3.048cm" svg:viewBox="0 0 1135 4119" draw:points="1135,0 0,4119 1120,2794">
          <text:p/>
        </draw:polygon>
        <draw:polygon draw:style-name="gr7" draw:text-style-name="P1" draw:layer="layout" svg:width="1.094cm" svg:height="2.793cm" svg:x="9.271cm" svg:y="3.049cm" svg:viewBox="0 0 1095 2794" draw:points="15,0 1095,1610 0,2794">
          <text:p/>
        </draw:polygon>
        <draw:polygon draw:style-name="gr7" draw:text-style-name="P1" draw:layer="layout" svg:width="1.134cm" svg:height="4.118cm" svg:x="8.152cm" svg:y="3.049cm" svg:viewBox="0 0 1135 4119" draw:points="1135,0 0,4119 1120,2794">
          <text:p/>
        </draw:polygon>
        <draw:line draw:style-name="gr8" draw:text-style-name="P1" draw:layer="layout" svg:x1="1.905cm" svg:y1="5.969cm" svg:x2="2.413cm" svg:y2="5.969cm">
          <text:p/>
        </draw:line>
        <draw:line draw:style-name="gr9" draw:text-style-name="P1" draw:layer="layout" svg:x1="2.413cm" svg:y1="5.969cm" svg:x2="2.977cm" svg:y2="5.96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684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Miller</meta:initial-creator>
    <meta:creation-date>2012-03-14T12:05:02</meta:creation-date>
    <dc:date>2012-03-27T23:33:40</dc:date>
    <dc:creator>Bob Miller</dc:creator>
    <meta:editing-duration>P6DT8H35M58S</meta:editing-duration>
    <meta:editing-cycles>5</meta:editing-cycles>
    <meta:generator>LibreOffice/3.4$Unix LibreOffice_project/340m1$Build-302</meta:generator>
    <meta:document-statistic meta:object-count="45"/>
  </office:meta>
</office:document-meta>
</file>